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shapes>
          <draw:frame draw:z-index="0" draw:style-name="gr1" draw:text-style-name="P1" svg:width="15.997cm" svg:height="8.988cm" svg:x="0.534cm" svg:y="0.497cm">
            <draw:object draw:notify-on-update-of-ranges="Лист2.A26:Лист2.A215 Лист2.B26:Лист2.B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17.189cm" svg:y="0.688cm">
            <draw:object draw:notify-on-update-of-ranges="Лист2.J26:Лист2.J215 Лист2.K26:Лист2.K2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52.398cm" svg:y="1.032cm">
            <draw:object draw:notify-on-update-of-ranges="Лист2.Y26:Лист2.Y215 Лист2.Z26:Лист2.Z2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 table:number-rows-repeated="25"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 = 0.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 = 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 = 1.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 = 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number-columns-repeated="2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5:28:49.860000000</meta:creation-date>
    <meta:generator>LibreOffice/7.1.2.2$Windows_x86 LibreOffice_project/8a45595d069ef5570103caea1b71cc9d82b2aae4</meta:generator>
    <dc:date>2022-11-23T23:07:25.380000000</dc:date>
    <meta:editing-duration>P1DT4H24M</meta:editing-duration>
    <meta:editing-cycles>2</meta:editing-cycles>
    <meta:document-statistic meta:table-count="1" meta:cell-count="153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465cm" svg:y="4.192cm" style:legend-expansion="high" chart:style-name="ch2"/>
        <chart:plot-area chart:style-name="ch3" table:cell-range-address="Лист2.A26:Лист2.B215" svg:x="0.319cm" svg:y="0.179cm" svg:width="12.827cm" svg:height="8.631cm">
          <chart:coordinate-region svg:x="0.951cm" svg:y="0.381cm" svg:width="11.71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B26:Лист2.B215" chart:class="chart:scatter">
            <chart:domain table:cell-range-address="Лист2.A26:Лист2.A215"/>
            <chart:data-point chart:repeated="1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2.A26:Лист2.A215</svg:desc>
                </draw:g>
              </table:table-cell>
              <table:table-cell office:value-type="float" office:value="0">
                <text:p>0</text:p>
                <draw:g>
                  <svg:desc>Лист2.B26:Лист2.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464cm" svg:y="4.192cm" style:legend-expansion="high" chart:style-name="ch2"/>
        <chart:plot-area chart:style-name="ch3" table:cell-range-address="Лист2.J26:Лист2.K215" svg:x="0.319cm" svg:y="0.179cm" svg:width="12.826cm" svg:height="8.631cm">
          <chart:coordinate-region svg:x="0.951cm" svg:y="0.381cm" svg:width="11.715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K26:Лист2.K215" chart:class="chart:scatter">
            <chart:domain table:cell-range-address="Лист2.J26:Лист2.J215"/>
            <chart:data-point chart:repeated="1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2.J26:Лист2.J215</svg:desc>
                </draw:g>
              </table:table-cell>
              <table:table-cell office:value-type="float" office:value="11">
                <text:p>11</text:p>
                <draw:g>
                  <svg:desc>Лист2.K26:Лист2.K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">
                <text:p>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">
                <text:p>1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">
                <text:p>1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">
                <text:p>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">
                <text:p>1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">
                <text:p>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">
                <text:p>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">
                <text:p>1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">
                <text:p>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">
                <text:p>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">
                <text:p>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">
                <text:p>1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">
                <text:p>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485cm" svg:y="4.192cm" style:legend-expansion="high" chart:style-name="ch2"/>
        <chart:plot-area chart:style-name="ch3" table:cell-range-address="Лист2.Y26:Лист2.Z215" svg:x="0.319cm" svg:y="0.179cm" svg:width="12.847cm" svg:height="8.631cm">
          <chart:coordinate-region svg:x="0.951cm" svg:y="0.381cm" svg:width="11.73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Z26:Лист2.Z215" chart:class="chart:scatter">
            <chart:domain table:cell-range-address="Лист2.Y26:Лист2.Y215"/>
            <chart:data-point chart:repeated="1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Y</text:p>
              </table:table-cell>
              <table:table-cell office:value-type="string">
                <text:p>Столбец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2.Y26:Лист2.Y215</svg:desc>
                </draw:g>
              </table:table-cell>
              <table:table-cell office:value-type="float" office:value="86">
                <text:p>86</text:p>
                <draw:g>
                  <svg:desc>Лист2.Z26:Лист2.Z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">
                <text:p>1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">
                <text:p>1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">
                <text:p>1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">
                <text:p>1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">
                <text:p>1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">
                <text:p>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">
                <text:p>1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">
                <text:p>1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">
                <text:p>1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">
                <text:p>1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">
                <text:p>1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">
                <text:p>1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">
                <text:p>1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">
                <text:p>1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">
                <text:p>1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